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Bitstream Vera Sans7" svg:font-family="'Bitstream Vera Sans'" style:font-adornments="Norm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9" style:family="table">
      <style:table-properties style:width="9.151cm" table:align="margins"/>
    </style:style>
    <style:style style:name="Tableau39.A" style:family="table-column">
      <style:table-column-properties style:column-width="2.609cm" style:rel-column-width="18685*"/>
    </style:style>
    <style:style style:name="Tableau39.B" style:family="table-column">
      <style:table-column-properties style:column-width="1.08cm" style:rel-column-width="7731*"/>
    </style:style>
    <style:style style:name="Tableau39.C" style:family="table-column">
      <style:table-column-properties style:column-width="1.663cm" style:rel-column-width="11917*"/>
    </style:style>
    <style:style style:name="Tableau39.D" style:family="table-column">
      <style:table-column-properties style:column-width="3.798cm" style:rel-column-width="27202*"/>
    </style:style>
    <style:style style:name="Tableau39.1" style:family="table-row">
      <style:table-row-properties style:min-row-height="0.6cm"/>
    </style:style>
    <style:style style:name="Tableau3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9.A2" style:family="table-cell">
      <style:table-cell-properties style:vertical-align="middle" fo:background-color="#a9ce7b" fo:padding="0.049cm" fo:border-left="2pt solid #ffffff" fo:border-right="none" fo:border-top="2pt solid #ffffff" fo:border-bottom="2pt solid #ffffff">
        <style:background-image/>
      </style:table-cell-properties>
    </style:style>
    <style:style style:name="Tableau39.B2" style:family="table-cell">
      <style:table-cell-properties style:vertical-align="middle" fo:background-color="transparent" fo:padding="0.049cm" fo:border-left="2pt solid #ffffff" fo:border-right="none" fo:border-top="2pt solid #ffffff" fo:border-bottom="2pt solid #ffffff">
        <style:background-image/>
      </style:table-cell-properties>
    </style:style>
    <style:style style:name="Tableau39.D2" style:family="table-cell">
      <style:table-cell-properties style:vertical-align="middle" fo:background-color="#ecf191" fo:padding="0.049cm" fo:border="2pt solid #ffffff">
        <style:background-image/>
      </style:table-cell-properties>
    </style:style>
    <style:style style:name="Tableau39.A3" style:family="table-cell">
      <style:table-cell-properties style:vertical-align="middle" fo:background-color="#a9ce7b" fo:padding="0.049cm" fo:border-left="2pt solid #ffffff" fo:border-right="none" fo:border-top="none" fo:border-bottom="2pt solid #ffffff">
        <style:background-image/>
      </style:table-cell-properties>
    </style:style>
    <style:style style:name="Tableau39.B3" style:family="table-cell">
      <style:table-cell-properties style:vertical-align="middle" fo:background-color="transparent" fo:padding="0.049cm" fo:border-left="2pt solid #ffffff" fo:border-right="none" fo:border-top="none" fo:border-bottom="2pt solid #ffffff">
        <style:background-image/>
      </style:table-cell-properties>
    </style:style>
    <style:style style:name="Tableau39.D3" style:family="table-cell">
      <style:table-cell-properties style:vertical-align="middle" fo:background-color="#ecf191" fo:padding="0.049cm" fo:border-left="2pt solid #ffffff" fo:border-right="2pt solid #ffffff" fo:border-top="none" fo:border-bottom="2pt solid #ffffff">
        <style:background-image/>
      </style:table-cell-properties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211dd7e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text-properties officeooo:paragraph-rsid="00c384cf"/>
    </style:style>
    <style:style style:name="P11" style:family="paragraph" style:parent-style-name="Footer">
      <style:paragraph-properties fo:text-align="start" style:justify-single-word="false"/>
      <style:text-properties officeooo:paragraph-rsid="0211dd7e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ILET_5f_POINTILLES">
      <style:text-properties officeooo:paragraph-rsid="026e7a46"/>
    </style:style>
    <style:style style:name="P19" style:family="paragraph" style:parent-style-name="FILET_5f_POINTILLES" style:master-page-name="">
      <loext:graphic-properties draw:fill="none" draw:fill-color="#729fcf"/>
      <style:paragraph-properties fo:margin-left="0cm" fo:margin-right="3.5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26e7a46"/>
    </style:style>
    <style:style style:name="P20" style:family="paragraph" style:parent-style-name="FILET_5f_POINTILLES" style:master-page-name="">
      <loext:graphic-properties draw:fill="none" draw:fill-color="#729fcf"/>
      <style:paragraph-properties fo:margin-left="0cm" fo:margin-right="3.5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26d65c1"/>
    </style:style>
    <style:style style:name="P21" style:family="paragraph" style:parent-style-name="FILET_5f_POINTILLES" style:master-page-name="">
      <loext:graphic-properties draw:fill="none" draw:fill-color="#729fcf"/>
      <style:paragraph-properties fo:margin-left="0cm" fo:margin-right="3.5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rsid="0263d119" officeooo:paragraph-rsid="026e7a46"/>
    </style:style>
    <style:style style:name="P22" style:family="paragraph" style:parent-style-name="_5f_Paragraphe_20_livret_20_">
      <style:paragraph-properties fo:text-align="end" style:justify-single-word="false"/>
      <style:text-properties fo:color="#000000" loext:opacity="100%" fo:font-size="9pt" fo:font-weight="bold" officeooo:paragraph-rsid="026d65c1" style:font-size-asian="9pt" style:font-weight-asian="bold" style:font-size-complex="9pt" style:font-weight-complex="bold"/>
    </style:style>
    <style:style style:name="P23" style:family="paragraph" style:parent-style-name="_5f_Paragraphe_20_livret_20_">
      <style:paragraph-properties fo:text-align="center" style:justify-single-word="false"/>
      <style:text-properties fo:color="#000000" loext:opacity="100%" fo:font-size="9pt" fo:font-weight="bold" officeooo:paragraph-rsid="026d65c1" style:font-size-asian="9pt" style:font-weight-asian="bold" style:font-size-complex="9pt" style:font-weight-complex="bold"/>
    </style:style>
    <style:style style:name="P24" style:family="paragraph" style:parent-style-name="_5f_Paragraphe_20_livret_20_">
      <style:paragraph-properties fo:text-align="start" style:justify-single-word="false"/>
      <style:text-properties fo:color="#000000" loext:opacity="100%" fo:font-size="9pt" fo:font-weight="bold" officeooo:paragraph-rsid="026d65c1" style:font-size-asian="9pt" style:font-weight-asian="bold" style:font-size-complex="9pt" style:font-weight-complex="bold"/>
    </style:style>
    <style:style style:name="P25" style:family="paragraph" style:parent-style-name="_5f_Paragraphe_20_livret_20_">
      <loext:graphic-properties draw:fill="none"/>
      <style:paragraph-properties fo:margin-left="0cm" fo:margin-right="0.101cm" fo:margin-top="0.101cm" fo:margin-bottom="0.101cm" style:contextual-spacing="false" fo:text-align="end" style:justify-single-word="false" fo:text-indent="0cm" style:auto-text-indent="false" fo:background-color="transparent" style:shadow="none">
        <style:tab-stops/>
      </style:paragraph-properties>
      <style:text-properties fo:font-size="9pt" officeooo:paragraph-rsid="026d65c1" style:font-size-asian="9pt" style:font-size-complex="9pt"/>
    </style:style>
    <style:style style:name="P26" style:family="paragraph" style:parent-style-name="_5f_Paragraphe_20_livret_20_">
      <loext:graphic-properties draw:fill="none"/>
      <style:paragraph-properties fo:margin-left="0.101cm" fo:margin-right="0cm" fo:margin-top="0.101cm" fo:margin-bottom="0.101cm" style:contextual-spacing="false" fo:text-align="start" style:justify-single-word="false" fo:text-indent="0cm" style:auto-text-indent="false" fo:background-color="transparent" style:shadow="none">
        <style:tab-stops/>
      </style:paragraph-properties>
      <style:text-properties fo:font-size="9pt" officeooo:paragraph-rsid="026d65c1" style:font-size-asian="9pt" style:font-size-complex="9pt"/>
    </style:style>
    <style:style style:name="P27" style:family="paragraph" style:parent-style-name="FILET_5f_POINTILLES" style:list-style-name="_5f_Numérotation_20_des_20_exercices_20_livrets">
      <style:text-properties fo:color="#b3b3b3" loext:opacity="100%" style:text-position="0% 100%" officeooo:paragraph-rsid="026f49e4"/>
    </style:style>
    <style:style style:name="P28" style:family="paragraph" style:parent-style-name="FILET_5f_POINTILLES" style:list-style-name="_5f_Numérotation_20_des_20_exercices_20_livrets">
      <style:text-properties fo:color="#b3b3b3" loext:opacity="100%" style:text-position="0% 100%" officeooo:paragraph-rsid="026d65c1"/>
    </style:style>
    <style:style style:name="P29" style:family="paragraph" style:parent-style-name="FILET_5f_POINTILLES" style:list-style-name="_5f_Numérotation_20_des_20_exercices_20_livrets">
      <style:text-properties fo:color="#b3b3b3" loext:opacity="100%" style:text-position="0% 100%" officeooo:paragraph-rsid="026e7a46"/>
    </style:style>
    <style:style style:name="P30" style:family="paragraph" style:parent-style-name="FILET_5f_POINTILLES" style:list-style-name="_5f_Numérotation_20_des_20_exercices_20_livrets">
      <style:paragraph-properties fo:text-align="center" style:justify-single-word="false"/>
      <style:text-properties fo:color="#b3b3b3" loext:opacity="100%" style:text-position="0% 100%" officeooo:paragraph-rsid="026e7a46"/>
    </style:style>
    <style:style style:name="P31" style:family="paragraph" style:parent-style-name="FILET_5f_POINTILLES" style:list-style-name="liste_5f_abc"/>
    <style:style style:name="P32" style:family="paragraph" style:parent-style-name="FILET_5f_POINTILLES" style:list-style-name="_5f_Numérotation_20_des_20_exercices_20_livrets">
      <style:paragraph-properties fo:text-align="center" style:justify-single-word="false"/>
      <style:text-properties officeooo:paragraph-rsid="026e7a46"/>
    </style:style>
    <style:style style:name="P33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Bitstream Vera Sans1" fo:font-size="10pt" officeooo:paragraph-rsid="026d65c1"/>
    </style:style>
    <style:style style:name="P34" style:family="paragraph" style:parent-style-name="Text_20_body" style:list-style-name="_5f_Numérotation_20_des_20_exercices_20_livrets" style:master-page-name="SERIE_5f_G_5f_GAUCHE_5f_ET_5f_DROITE_5f_2COL">
      <style:paragraph-properties style:page-number="4"/>
      <style:text-properties fo:font-size="10pt" officeooo:paragraph-rsid="026d65c1" style:font-size-asian="10pt" style:font-size-complex="10pt"/>
    </style:style>
    <style:style style:name="P35" style:family="paragraph" style:parent-style-name="_5f_Paragraphe_20_livret_20_" style:list-style-name="List_20_1">
      <style:paragraph-properties fo:text-align="start" style:justify-single-word="false"/>
      <style:text-properties fo:font-size="9pt" officeooo:paragraph-rsid="026d65c1" style:font-size-asian="9pt" style:font-size-complex="9pt"/>
    </style:style>
    <style:style style:name="P36" style:family="paragraph" style:parent-style-name="_5f_Paragraphe_20_livret_20_" style:list-style-name="List_20_1">
      <style:paragraph-properties fo:text-align="end" style:justify-single-word="false"/>
      <style:text-properties fo:font-size="9pt" officeooo:paragraph-rsid="026d65c1" style:font-size-asian="9pt" style:font-size-complex="9pt"/>
    </style:style>
    <style:style style:name="P37" style:family="paragraph" style:parent-style-name="_5f_Paragraphe_20_livret_20_" style:list-style-name="_5f_Numérotation_20_des_20_exercices_20_livrets">
      <style:paragraph-properties fo:margin-top="0.101cm" fo:margin-bottom="0cm" style:contextual-spacing="false"/>
      <style:text-properties officeooo:paragraph-rsid="026d65c1"/>
    </style:style>
    <style:style style:name="P38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26d65c1"/>
    </style:style>
    <style:style style:name="P39" style:family="paragraph" style:parent-style-name="_5f_Paragraphe_20_livret_20_" style:list-style-name="_5f_Numérotation_20_des_20_exercices_20_livrets">
      <style:paragraph-properties fo:margin-top="0.199cm" fo:margin-bottom="0.101cm" style:contextual-spacing="false"/>
      <style:text-properties officeooo:paragraph-rsid="026d65c1"/>
    </style:style>
    <style:style style:name="P40" style:family="paragraph" style:parent-style-name="_5f_Paragraphe_20_livret_20_réponse_20_élève" style:list-style-name="_5f_Numérotation_20_des_20_exercices_20_livrets">
      <style:text-properties officeooo:paragraph-rsid="026d65c1"/>
    </style:style>
    <style:style style:name="P41" style:family="paragraph" style:parent-style-name="_5f_Paragraphe_20_livret_20_réponse_20_élève" style:list-style-name="_5f_Numérotation_20_des_20_exercices_20_livrets">
      <style:paragraph-properties>
        <style:tab-stops>
          <style:tab-stop style:position="2.858cm" style:type="right"/>
          <style:tab-stop style:position="2.87cm"/>
        </style:tab-stops>
      </style:paragraph-properties>
      <style:text-properties officeooo:paragraph-rsid="026d65c1"/>
    </style:style>
    <style:style style:name="P42" style:family="paragraph" style:parent-style-name="_5f_Paragraphe_20_livret_20_réponse_20_élève" style:list-style-name="_5f_Numérotation_20_des_20_exercices_20_livrets">
      <style:paragraph-properties>
        <style:tab-stops>
          <style:tab-stop style:position="2.858cm" style:type="right"/>
          <style:tab-stop style:position="2.87cm"/>
        </style:tab-stops>
      </style:paragraph-properties>
      <style:text-properties style:use-window-font-color="true" loext:opacity="0%" officeooo:paragraph-rsid="026d65c1"/>
    </style:style>
    <style:style style:name="P43" style:family="paragraph" style:parent-style-name="_5f_Paragraphe_20_livret_20_réponse_20_élève" style:list-style-name="_5f_Numérotation_20_des_20_exercices_20_livrets">
      <style:paragraph-properties>
        <style:tab-stops>
          <style:tab-stop style:position="2.858cm" style:type="right"/>
          <style:tab-stop style:position="2.87cm"/>
        </style:tab-stops>
      </style:paragraph-properties>
      <style:text-properties style:use-window-font-color="true" loext:opacity="0%" officeooo:rsid="0263d119" officeooo:paragraph-rsid="026d65c1"/>
    </style:style>
    <style:style style:name="P44" style:family="paragraph" style:parent-style-name="_5f_Paragraphe_20_énoncé_20_après_20_numéro">
      <style:text-properties officeooo:paragraph-rsid="026e7a46"/>
    </style:style>
    <style:style style:name="P45" style:family="paragraph" style:parent-style-name="_5f_Paragraphe_20_énoncé_20_après_20_numéro" style:list-style-name="">
      <style:paragraph-properties fo:margin-top="0.199cm" fo:margin-bottom="0.199cm" style:contextual-spacing="false" fo:text-align="center" style:justify-single-word="false"/>
      <style:text-properties fo:color="#b3b3b3" loext:opacity="100%" style:font-name="Bitstream Vera Sans2" fo:font-size="10pt" fo:font-style="normal" officeooo:paragraph-rsid="0274c391" style:font-style-asian="normal" style:font-style-complex="normal"/>
    </style:style>
    <style:style style:name="P46" style:family="paragraph" style:parent-style-name="_5f_Titre_20_d_27_exercices_20_livret" style:list-style-name="_5f_Numérotation_20_des_20_exercices_20_livrets"/>
    <style:style style:name="P47" style:family="paragraph" style:parent-style-name="_5f_Titre_20_d_27_exercices_20_livret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font-style="italic" fo:font-weight="bold" officeooo:paragraph-rsid="026d65c1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_5f_Titre_20_d_27_exercices_20_livret_20_sans_20_titre">
      <style:text-properties officeooo:paragraph-rsid="026f49e4"/>
    </style:style>
    <style:style style:name="P49" style:family="paragraph" style:parent-style-name="_5f_Titre_20_d_27_exercices_20_livret_20_sans_20_titre">
      <style:paragraph-properties fo:text-align="start" style:justify-single-word="false"/>
    </style:style>
    <style:style style:name="P50" style:family="paragraph" style:parent-style-name="_5f_Titre_20_d_27_exercices_20_livret_20_sans_20_titre">
      <style:text-properties officeooo:paragraph-rsid="02765eaf"/>
    </style:style>
    <style:style style:name="P51" style:family="paragraph" style:parent-style-name="_5f_Titre_20_d_27_exercices_20_livret_20_sans_20_titre" style:list-style-name="_5f_Numérotation_20_des_20_exercices_20_livrets">
      <style:paragraph-properties fo:margin-top="0.3cm" fo:margin-bottom="0.199cm" style:contextual-spacing="false"/>
      <style:text-properties officeooo:paragraph-rsid="026f49e4"/>
    </style:style>
    <style:style style:name="P52" style:family="paragraph" style:parent-style-name="_5f_Titre_20_d_27_exercices_20_livret_20_sans_20_titre" style:master-page-name="">
      <style:paragraph-properties style:page-number="auto"/>
      <style:text-properties officeooo:paragraph-rsid="026e7a46"/>
    </style:style>
    <style:style style:name="P5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d7e12c"/>
    </style:style>
    <style:style style:name="P5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26abc34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26e68fd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8" style:family="text">
      <style:text-properties style:use-window-font-color="true" loext:opacity="0%" style:font-name="Bitstream Vera Sans2" fo:font-style="normal" style:font-style-asian="normal" style:font-style-complex="normal"/>
    </style:style>
    <style:style style:name="T19" style:family="text">
      <style:text-properties style:use-window-font-color="true" loext:opacity="0%" style:text-position="0% 100%"/>
    </style:style>
    <style:style style:name="T20" style:family="text">
      <style:text-properties style:use-window-font-color="true" loext:opacity="0%" style:text-position="0% 100%" style:font-name="Bitstream Vera Sans2" fo:font-style="normal" style:font-style-asian="normal" style:font-style-complex="normal"/>
    </style:style>
    <style:style style:name="T21" style:family="text">
      <style:text-properties style:use-window-font-color="true" loext:opacity="0%" style:text-position="0% 100%" style:font-name="Bitstream Vera Sans2" fo:font-style="normal" fo:background-color="transparent" loext:char-shading-value="0" style:font-style-asian="normal" style:font-style-complex="normal"/>
    </style:style>
    <style:style style:name="T22" style:family="text">
      <style:text-properties style:use-window-font-color="true" loext:opacity="0%" style:text-position="0% 100%" style:font-name="Bitstream Vera Sans2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3" style:family="text">
      <style:text-properties style:use-window-font-color="true" loext:opacity="0%" style:text-position="0% 100%" style:font-name="OpenSymbol1" fo:font-style="normal" style:font-style-asian="normal" style:font-style-complex="normal"/>
    </style:style>
    <style:style style:name="T24" style:family="text">
      <style:text-properties style:use-window-font-color="true" loext:opacity="0%"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5" style:family="text">
      <style:text-properties style:use-window-font-color="true" loext:opacity="0%" style:text-position="0% 100%" fo:background-color="transparent" loext:char-shading-value="0"/>
    </style:style>
    <style:style style:name="T26" style:family="text">
      <style:text-properties style:use-window-font-color="true" loext:opacity="0%"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27" style:family="text">
      <style:text-properties style:use-window-font-color="true" loext:opacity="0%" style:text-position="super 58%"/>
    </style:style>
    <style:style style:name="T28" style:family="text">
      <style:text-properties style:use-window-font-color="true" loext:opacity="0%" style:text-position="super 58%" fo:background-color="transparent" loext:char-shading-value="0"/>
    </style:style>
    <style:style style:name="T29" style:family="text">
      <style:text-properties style:use-window-font-color="true" loext:opacity="0%" style:text-position="super 58%" style:font-name="Bitstream Vera Sans2" fo:font-style="normal" style:font-style-asian="normal" style:font-style-complex="normal"/>
    </style:style>
    <style:style style:name="T30" style:family="text">
      <style:text-properties style:use-window-font-color="true" loext:opacity="0%" style:font-name="OpenSymbol1" fo:font-style="normal" style:font-style-asian="normal" style:font-style-complex="normal"/>
    </style:style>
    <style:style style:name="T31" style:family="text">
      <style:text-properties style:use-window-font-color="true" loext:opacity="0%" style:font-name="Times New Roman" fo:font-size="12pt" fo:font-style="italic" style:font-size-asian="12pt" style:font-style-asian="italic" style:font-size-complex="12pt" style:font-style-complex="italic"/>
    </style:style>
    <style:style style:name="T32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33" style:family="text">
      <style:text-properties officeooo:rsid="002925a2"/>
    </style:style>
    <style:style style:name="T34" style:family="text">
      <style:text-properties officeooo:rsid="002b33ed"/>
    </style:style>
    <style:style style:name="T35" style:family="text">
      <style:text-properties style:font-name="Bitstream Vera Sans2" fo:font-style="normal" style:font-style-asian="normal" style:font-style-complex="normal"/>
    </style:style>
    <style:style style:name="T36" style:family="text">
      <style:text-properties style:font-name="Bitstream Vera Sans2" fo:font-style="normal" style:font-name-asian="OpenSymbol1" style:font-style-asian="normal" style:font-name-complex="OpenSymbol1" style:font-style-complex="normal"/>
    </style:style>
    <style:style style:name="T37" style:family="text">
      <style:text-properties style:text-position="0% 100%"/>
    </style:style>
    <style:style style:name="T38" style:family="text">
      <style:text-properties style:text-position="0% 100%" style:font-name="Bitstream Vera Sans2" fo:font-style="normal" style:font-style-asian="normal" style:font-style-complex="normal"/>
    </style:style>
    <style:style style:name="T39" style:family="text">
      <style:text-properties style:text-position="0% 100%" style:font-name="Bitstream Vera Sans2" fo:font-style="normal" style:font-name-asian="OpenSymbol1" style:font-style-asian="normal" style:font-name-complex="OpenSymbol1" style:font-style-complex="normal"/>
    </style:style>
    <style:style style:name="T40" style:family="text">
      <style:text-properties style:text-position="0% 100%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41" style:family="text">
      <style:text-properties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2" style:family="text">
      <style:text-properties style:text-position="0% 100%" style:font-name="OpenSymbol1" fo:font-style="normal" style:font-style-asian="normal" style:font-style-complex="normal"/>
    </style:style>
    <style:style style:name="T43" style:family="text">
      <style:text-properties style:text-position="0% 100%" style:font-name-asian="OpenSymbol1" style:font-style-asian="normal" style:font-name-complex="OpenSymbol1" style:font-style-complex="normal"/>
    </style:style>
    <style:style style:name="T44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45" style:family="text">
      <style:text-properties style:text-position="0% 100%" style:font-name="OpenSymbol" fo:font-style="normal" style:font-name-asian="OpenSymbol1" style:font-style-asian="normal" style:font-name-complex="OpenSymbol1" style:font-style-complex="normal"/>
    </style:style>
    <style:style style:name="T46" style:family="text">
      <style:text-properties style:text-position="0% 100%" fo:background-color="transparent" loext:char-shading-value="0" style:font-name-asian="OpenSymbol1" style:font-style-asian="normal" style:font-name-complex="OpenSymbol1" style:font-style-complex="normal"/>
    </style:style>
    <style:style style:name="T47" style:family="text">
      <style:text-properties style:text-position="0% 100%" officeooo:rsid="026e7a46"/>
    </style:style>
    <style:style style:name="T48" style:family="text">
      <style:text-properties style:text-position="0% 100%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OpenSymbol1" fo:font-style="normal" style:font-style-asian="normal" style:font-style-complex="normal"/>
    </style:style>
    <style:style style:name="T52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style:text-position="super 58%"/>
    </style:style>
    <style:style style:name="T55" style:family="text">
      <style:text-properties style:text-position="super 58%" style:font-name="Bitstream Vera Sans2" fo:font-style="normal" style:font-style-asian="normal" style:font-style-complex="normal"/>
    </style:style>
    <style:style style:name="T56" style:family="text">
      <style:text-properties style:text-position="super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8" style:family="text">
      <style:text-properties fo:color="#b3b3b3" loext:opacity="100%"/>
    </style:style>
    <style:style style:name="T59" style:family="text">
      <style:text-properties fo:color="#b3b3b3" loext:opacity="100%" style:text-position="0% 100%"/>
    </style:style>
    <style:style style:name="T60" style:family="text">
      <style:text-properties fo:color="#b3b3b3" loext:opacity="100%" style:text-position="0% 100%" style:font-name="Bitstream Vera Sans2" fo:font-style="normal" style:font-style-asian="normal" style:font-style-complex="normal"/>
    </style:style>
    <style:style style:name="T61" style:family="text">
      <style:text-properties fo:color="#b3b3b3" loext:opacity="100%" style:text-position="0% 100%" style:font-name="Bitstream Vera Sans2" fo:font-style="normal" fo:background-color="transparent" loext:char-shading-value="0" style:font-style-asian="normal" style:font-style-complex="normal"/>
    </style:style>
    <style:style style:name="T62" style:family="text">
      <style:text-properties fo:color="#b3b3b3" loext:opacity="100%" style:font-name="Bitstream Vera Sans2" fo:font-style="normal" style:font-style-asian="normal" style:font-style-complex="normal"/>
    </style:style>
    <style:style style:name="T63" style:family="text">
      <style:text-properties fo:font-size="6pt" style:font-size-asian="6pt" style:font-size-complex="6pt"/>
    </style:style>
    <style:style style:name="T6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6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66" style:family="text">
      <style:text-properties style:font-name-asian="OpenSymbol1" style:font-style-asian="normal" style:font-name-complex="OpenSymbol1" style:font-style-complex="normal"/>
    </style:style>
    <style:style style:name="T67" style:family="text">
      <style:text-properties style:font-name="OpenSymbol" fo:font-style="normal" style:font-name-asian="OpenSymbol1" style:font-style-asian="normal" style:font-name-complex="OpenSymbol1" style:font-style-complex="normal"/>
    </style:style>
    <style:style style:name="T68" style:family="text">
      <style:text-properties officeooo:rsid="026e7a46"/>
    </style:style>
    <style:style style:name="T6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2" draw:z-index="11" draw:name="Shape8_9" draw:style-name="gr3" draw:text-style-name="P55" svg:width="2.703cm" svg:height="0.715cm" draw:transform="rotate (0.0872664625997165) translate (1.32644444444444cm 1.21884722222222cm)">
        <draw:text-box>
          <text:p text:style-name="P54"><text:span text:style-name="T69">S</text:span><text:span text:style-name="T69">é</text:span><text:span text:style-name="T69">r</text:span><text:span text:style-name="T69">i</text:span><text:span text:style-name="T69">e</text:span><text:span text:style-name="T69"> </text:span><text:span text:style-name="T69">1</text:span></text:p>
        </draw:text-box>
      </draw:frame>
      <draw:frame text:anchor-type="page" text:anchor-page-number="9" draw:z-index="10" draw:name="Shape8_6" draw:style-name="gr3" draw:text-style-name="P55" svg:width="2.703cm" svg:height="0.715cm" draw:transform="rotate (0.0872664625997165) translate (1.32644444444444cm 1.21884722222222cm)">
        <draw:text-box>
          <text:p text:style-name="P54"><text:span text:style-name="T69">Série 1</text:span></text:p>
        </draw:text-box>
      </draw:frame>
      <draw:frame text:anchor-type="page" text:anchor-page-number="8" draw:z-index="9" draw:name="Shape8_5" draw:style-name="gr3" draw:text-style-name="P55" svg:width="2.703cm" svg:height="0.715cm" draw:transform="rotate (0.0872664625997165) translate (1.32644444444444cm 1.21884722222222cm)">
        <draw:text-box>
          <text:p text:style-name="P54"><text:span text:style-name="T69">Série 1</text:span></text:p>
        </draw:text-box>
      </draw:frame>
      <draw:line text:anchor-type="page" text:anchor-page-number="1" draw:z-index="8" draw:name="Shape3_0" draw:style-name="gr4" draw:text-style-name="P54" svg:x1="14.563cm" svg:y1="1.439cm" svg:x2="21.998cm" svg:y2="1.411cm">
        <text:p/>
      </draw:line>
      <draw:frame text:anchor-type="page" text:anchor-page-number="5" draw:z-index="7" draw:name="Shape8_19" draw:style-name="gr3" draw:text-style-name="P55" svg:width="2.703cm" svg:height="0.715cm" draw:transform="rotate (0.0872664625997165) translate (1.32644444444444cm 1.21884722222222cm)">
        <draw:text-box>
          <text:p text:style-name="P54"><text:span text:style-name="T69">S</text:span><text:span text:style-name="T69">é</text:span><text:span text:style-name="T69">r</text:span><text:span text:style-name="T69">i</text:span><text:span text:style-name="T69">e</text:span><text:span text:style-name="T69"> </text:span><text:span text:style-name="T69">1</text:span></text:p>
        </draw:text-box>
      </draw:frame>
      <draw:frame text:anchor-type="page" text:anchor-page-number="1" draw:z-index="6" draw:name="Shape8_0" draw:style-name="gr3" draw:text-style-name="P55" svg:width="2.703cm" svg:height="0.715cm" draw:transform="rotate (0.0872664625997165) translate (1.32644444444444cm 1.21884722222222cm)">
        <draw:text-box>
          <text:p text:style-name="P54"><text:span text:style-name="T69">S</text:span><text:span text:style-name="T69">é</text:span><text:span text:style-name="T69">r</text:span><text:span text:style-name="T69">i</text:span><text:span text:style-name="T69">e</text:span><text:span text:style-name="T69"> </text:span><text:span text:style-name="T69">7</text:span></text:p>
        </draw:text-box>
      </draw:frame>
      <draw:path text:anchor-type="page" text:anchor-page-number="1" draw:z-index="5" draw:name="Shape1" draw:style-name="gr5" draw:text-style-name="P56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410975668" text:style-name="_5f_Numérotation_20_des_20_exercices_20_livrets">
              <text:list-item>
                <text:p text:style-name="P34">Effectue les conversions suivantes.</text:p>
                <text:list>
                  <text:list-item text:start-value="1">
                    <text:p text:style-name="P41"><text:span text:style-name="T16">1 dm</text:span><text:span text:style-name="T27">3</text:span><text:span text:style-name="T19"> <text:tab/></text:span><text:span text:style-name="T23">=</text:span><text:span text:style-name="T21"> </text:span><text:span text:style-name="T61">….....................................</text:span><text:span text:style-name="T21"> </text:span><text:span text:style-name="T25">mm</text:span><text:span text:style-name="T28">3</text:span></text:p>
                  </text:list-item>
                  <text:list-item>
                    <text:p text:style-name="P42">1 dam<text:span text:style-name="T54">3</text:span><text:span text:style-name="T38"> <text:tab/></text:span><text:span text:style-name="T42">=</text:span><text:span text:style-name="T38"> </text:span><text:span text:style-name="T60">….....................................</text:span><text:span text:style-name="T38"> km</text:span><text:span text:style-name="T55">3</text:span></text:p>
                  </text:list-item>
                  <text:list-item>
                    <text:p text:style-name="P42">200 mm<text:span text:style-name="T54">3</text:span><text:span text:style-name="T35"> <text:tab/></text:span><text:span text:style-name="T51">=</text:span><text:span text:style-name="T35"> </text:span><text:span text:style-name="T60">….....................................</text:span><text:span text:style-name="T38"> </text:span><text:span text:style-name="T35">cm</text:span><text:span text:style-name="T55">3</text:span></text:p>
                  </text:list-item>
                  <text:list-item>
                    <text:p text:style-name="P42">1 542 km<text:span text:style-name="T54">3</text:span><text:span text:style-name="T35"> <text:tab/></text:span><text:span text:style-name="T51">=</text:span><text:span text:style-name="T35"> </text:span><text:span text:style-name="T60">........................................</text:span><text:span text:style-name="T38"> da</text:span><text:span text:style-name="T35">m</text:span><text:span text:style-name="T55">3</text:span></text:p>
                  </text:list-item>
                  <text:list-item>
                    <text:p text:style-name="P42">35,635 cm<text:span text:style-name="T54">3</text:span><text:span text:style-name="T35"><text:tab/></text:span><text:span text:style-name="T51">=</text:span><text:span text:style-name="T35"> </text:span><text:span text:style-name="T60">........................................</text:span><text:span text:style-name="T38"> </text:span><text:span text:style-name="T35">mm</text:span><text:span text:style-name="T55">3</text:span></text:p>
                  </text:list-item>
                  <text:list-item>
                    <text:p text:style-name="P43"><text:span text:style-name="livret"><text:span text:style-name="T16"><text:tab/>534 273 m</text:span></text:span><text:span text:style-name="livret"><text:span text:style-name="T27">3</text:span></text:span><text:span text:style-name="livret"><text:span text:style-name="T18"> </text:span></text:span><text:span text:style-name="livret"><text:span text:style-name="T30">=</text:span></text:span><text:span text:style-name="livret"><text:span text:style-name="T18"> </text:span></text:span><text:span text:style-name="livret"><text:span text:style-name="T60">........................................</text:span></text:span><text:span text:style-name="livret"><text:span text:style-name="T20"> </text:span></text:span><text:span text:style-name="livret"><text:span text:style-name="T18">km³</text:span></text:span></text:p>
                  </text:list-item>
                </text:list>
              </text:list-item>
              <text:list-item>
                <text:h text:style-name="_5f_Titre_20_d_27_exercices_20_livret_20_sans_20_titre" text:outline-level="1">Complète avec la bonne unité.</text:h>
                <text:list>
                  <text:list-item>
                    <text:p text:style-name="_5f_Paragraphe_20_énoncé_20_après_20_numéro">1 000 000 cm<text:span text:style-name="T54">3</text:span><text:span text:style-name="T35"> </text:span><text:span text:style-name="T51">=</text:span><text:span text:style-name="T35"> 0,000 001 </text:span><text:span text:style-name="_5f_pointillés_20_gris"><text:span text:style-name="T46">…………………...</text:span></text:span></text:p>
                  </text:list-item>
                  <text:list-item>
                    <text:p text:style-name="_5f_Paragraphe_20_énoncé_20_après_20_numéro">6 521 mm<text:span text:style-name="T54">3</text:span><text:span text:style-name="T35"> </text:span><text:span text:style-name="T51">=</text:span><text:span text:style-name="T35"> 0,000 006 521 </text:span><text:span text:style-name="_5f_pointillés_20_gris"><text:span text:style-name="T43">……………….</text:span></text:span></text:p>
                  </text:list-item>
                  <text:list-item>
                    <text:p text:style-name="_5f_Paragraphe_20_énoncé_20_après_20_numéro"><text:span text:style-name="T37">12 dam³</text:span><text:span text:style-name="T38"> </text:span><text:span text:style-name="T42">=</text:span><text:span text:style-name="T38"> 12 000 000 </text:span><text:span text:style-name="_5f_pointillés_20_gris"><text:span text:style-name="T43">……………………..</text:span></text:span></text:p>
                  </text:list-item>
                  <text:list-item>
                    <text:p text:style-name="_5f_Paragraphe_20_énoncé_20_après_20_numéro"><text:span text:style-name="T37">0,004 67 hm</text:span><text:span text:style-name="T54">3</text:span><text:span text:style-name="T38"> </text:span><text:span text:style-name="T42">=</text:span><text:span text:style-name="T38"> 4 670 </text:span><text:span text:style-name="_5f_pointillés_20_gris"><text:span text:style-name="T43">…………………………...</text:span></text:span></text:p>
                  </text:list-item>
                </text:list>
              </text:list-item>
              <text:list-item>
                <text:h text:style-name="P48" text:outline-level="1">Choisis une unité de sorte que le nombre s'écrive avec le moins de zéros possible.</text:h>
                <text:list>
                  <text:list-item>
                    <text:p text:style-name="_5f_Paragraphe_20_énoncé_20_après_20_numéro"><text:span text:style-name="T20">23 000 cm</text:span><text:span text:style-name="T29">3</text:span><text:span text:style-name="T20"> </text:span><text:span text:style-name="T23">=</text:span><text:span text:style-name="T38"> </text:span><text:span text:style-name="_5f_pointillés_20_gris"><text:span text:style-name="T43">…………………………………</text:span></text:span></text:p>
                  </text:list-item>
                  <text:list-item>
                    <text:p text:style-name="_5f_Paragraphe_20_énoncé_20_après_20_numéro"><text:span text:style-name="T20">0,000 07 m³ </text:span><text:span text:style-name="T23">=</text:span><text:span text:style-name="T38"> </text:span><text:span text:style-name="_5f_pointillés_20_gris"><text:span text:style-name="T43">………………………………...</text:span></text:span></text:p>
                  </text:list-item>
                  <text:list-item>
                    <text:p text:style-name="_5f_Paragraphe_20_énoncé_20_après_20_numéro"><text:span text:style-name="T20">199 700 000 dam</text:span><text:span text:style-name="T29">3</text:span><text:span text:style-name="T20"> </text:span><text:span text:style-name="T23">=</text:span><text:span text:style-name="T20"> </text:span><text:span text:style-name="_5f_pointillés_20_gris"><text:span text:style-name="T43">………………………………</text:span></text:span></text:p>
                  </text:list-item>
                  <text:list-item>
                    <text:p text:style-name="_5f_Paragraphe_20_énoncé_20_après_20_numéro"><text:span text:style-name="_5f_pointillés_20_gris"><text:span text:style-name="T22">0,060 8 dam³ </text:span></text:span><text:span text:style-name="_5f_pointillés_20_gris"><text:span text:style-name="T24">=</text:span></text:span><text:span text:style-name="_5f_pointillés_20_gris"><text:span text:style-name="T22"> </text:span></text:span><text:span text:style-name="_5f_pointillés_20_gris"><text:span text:style-name="T40">……………………………………...</text:span></text:span></text:p>
                  </text:list-item>
                </text:list>
              </text:list-item>
              <text:list-item>
                <text:h text:style-name="_5f_Titre_20_d_27_exercices_20_livret_20_sans_20_titre" text:outline-level="1">Complète.</text:h>
                <text:list>
                  <text:list-item>
                    <text:p text:style-name="_5f_Paragraphe_20_énoncé_20_après_20_numéro">1 dm<text:span text:style-name="T54">3</text:span><text:span text:style-name="T35"> <text:tab/></text:span><text:span text:style-name="T51">=</text:span><text:span text:style-name="T35"> </text:span><text:span text:style-name="T62">…....................</text:span><text:span text:style-name="T35"> L</text:span></text:p>
                  </text:list-item>
                  <text:list-item>
                    <text:p text:style-name="_5f_Paragraphe_20_énoncé_20_après_20_numéro">1 m<text:span text:style-name="T54">3</text:span><text:span text:style-name="T35"> <text:tab/></text:span><text:span text:style-name="T51">=</text:span><text:span text:style-name="T35"> </text:span><text:span text:style-name="T62">…....................</text:span><text:span text:style-name="T35"> L</text:span></text:p>
                  </text:list-item>
                  <text:list-item>
                    <text:p text:style-name="_5f_Paragraphe_20_énoncé_20_après_20_numéro">1 hL<text:span text:style-name="T35"> <text:tab/></text:span><text:span text:style-name="T51">=</text:span><text:span text:style-name="T35"> </text:span><text:span text:style-name="T62">…....................</text:span><text:span text:style-name="T35"> cm</text:span><text:span text:style-name="T55">3</text:span></text:p>
                  </text:list-item>
                  <text:list-item>
                    <text:p text:style-name="_5f_Paragraphe_20_énoncé_20_après_20_numéro">131,2 L<text:span text:style-name="T35"> <text:tab/></text:span><text:span text:style-name="T51">=</text:span><text:span text:style-name="T35"> </text:span><text:span text:style-name="T62">…....................</text:span><text:span text:style-name="T35"> m</text:span><text:span text:style-name="T55">3</text:span></text:p>
                  </text:list-item>
                  <text:list-item>
                    <text:p text:style-name="_5f_Paragraphe_20_énoncé_20_après_20_numéro">35,635 cm<text:span text:style-name="T54">3</text:span><text:span text:style-name="T38"> <text:tab/></text:span><text:span text:style-name="T42">=</text:span><text:span text:style-name="T38"> </text:span><text:span text:style-name="T60">…....................</text:span><text:span text:style-name="T38"> dL</text:span></text:p>
                  </text:list-item>
                  <text:list-item>
                    <text:p text:style-name="_5f_Paragraphe_20_énoncé_20_après_20_numéro"><text:span text:style-name="T35">7 302 L <text:tab/></text:span><text:span text:style-name="T51">=</text:span><text:span text:style-name="T35"> 0,007 302 </text:span><text:span text:style-name="T62">........</text:span></text:p>
                  </text:list-item>
                  <text:list-item>
                    <text:p text:style-name="_5f_Paragraphe_20_énoncé_20_après_20_numéro">10 000 000 mm<text:span text:style-name="T54">3</text:span><text:span text:style-name="T35"> </text:span><text:span text:style-name="T51">=</text:span><text:span text:style-name="T35"> 100 </text:span><text:span text:style-name="T62">........</text:span><text:tab/></text:p>
                  </text:list-item>
                </text:list>
              </text:list-item>
              <text:list-item>
                <text:h text:style-name="P51" text:outline-level="1"><text:span text:style-name="T53">Calcule le volume d'un pavé droit </text:span>dont la hau­teur est de 9 cm, la largeur mesure la moitié de la hauteur et la longueur est le triple de la hauteur.</text:h>
                <text:list>
                  <text:list-header>
                    <text:p text:style-name="P27"><text:span text:style-name="_5f_pointillés_20_gris"><text:span text:style-name="T66">…………………………………………………………………..</text:span></text:span></text:p>
                    <text:p text:style-name="P27"><text:span text:style-name="_5f_pointillés_20_gris"><text:span text:style-name="T66">…………………………………………………………………..</text:span></text:span></text:p>
                  </text:list-header>
                </text:list>
              </text:list-item>
              <text:list-item>
                <text:h text:style-name="_5f_Titre_20_d_27_exercices_20_livret_20_sans_20_titre" text:outline-level="1">Associe à chaque volume ou capacité l'objet qui lui correspond.</text:h>
              </text:list-item>
            </text:list>
            <table:table table:name="Tableau39" table:style-name="Tableau39">
              <table:table-column table:style-name="Tableau39.A"/>
              <table:table-column table:style-name="Tableau39.B"/>
              <table:table-column table:style-name="Tableau39.C"/>
              <table:table-column table:style-name="Tableau39.D"/>
              <table:table-row table:style-name="Tableau39.1">
                <table:table-cell table:style-name="Tableau39.A1" office:value-type="string">
                  <text:p text:style-name="P22">Volume <text:line-break/>ou capacité</text:p>
                </table:table-cell>
                <table:table-cell table:style-name="Tableau39.A1" office:value-type="string">
                  <text:p text:style-name="P23"/>
                </table:table-cell>
                <table:table-cell table:style-name="Tableau39.A1" office:value-type="string">
                  <text:p text:style-name="P23"/>
                </table:table-cell>
                <table:table-cell table:style-name="Tableau39.A1" office:value-type="string">
                  <text:p text:style-name="P24">Objet</text:p>
                </table:table-cell>
              </table:table-row>
              <table:table-row table:style-name="Tableau39.1">
                <table:table-cell table:style-name="Tableau39.A2" office:value-type="string">
                  <text:p text:style-name="P25">16 L</text:p>
                </table:table-cell>
                <table:table-cell table:style-name="Tableau39.B2" office:value-type="string">
                  <text:list xml:id="list4122608204" text:style-name="List_20_1">
                    <text:list-item>
                      <text:p text:style-name="P35"/>
                    </text:list-item>
                  </text:list>
                </table:table-cell>
                <table:table-cell table:style-name="Tableau39.B2" office:value-type="string">
                  <text:list xml:id="list123953533824566" text:continue-numbering="true" text:style-name="List_20_1">
                    <text:list-item>
                      <text:p text:style-name="P36"/>
                    </text:list-item>
                  </text:list>
                </table:table-cell>
                <table:table-cell table:style-name="Tableau39.D2" office:value-type="string">
                  <text:p text:style-name="P26">Maison</text:p>
                </table:table-cell>
              </table:table-row>
              <table:table-row table:style-name="Tableau39.1">
                <table:table-cell table:style-name="Tableau39.A3" office:value-type="string">
                  <text:p text:style-name="P25">1 hm<text:span text:style-name="T54">3</text:span></text:p>
                </table:table-cell>
                <table:table-cell table:style-name="Tableau39.B3" office:value-type="string">
                  <text:list xml:id="list123954352613607" text:continue-list="list123953533824566" text:style-name="List_20_1">
                    <text:list-item text:start-value="1">
                      <text:p text:style-name="P35"/>
                    </text:list-item>
                  </text:list>
                </table:table-cell>
                <table:table-cell table:style-name="Tableau39.B3" office:value-type="string">
                  <text:list xml:id="list123954415260511" text:continue-list="list123954352613607" text:style-name="List_20_1">
                    <text:list-item text:start-value="1">
                      <text:p text:style-name="P36"/>
                    </text:list-item>
                  </text:list>
                </table:table-cell>
                <table:table-cell table:style-name="Tableau39.D3" office:value-type="string">
                  <text:p text:style-name="P26">Cartable</text:p>
                </table:table-cell>
              </table:table-row>
              <table:table-row table:style-name="Tableau39.1">
                <table:table-cell table:style-name="Tableau39.A3" office:value-type="string">
                  <text:p text:style-name="P25">10 mm<text:span text:style-name="T54">3</text:span></text:p>
                </table:table-cell>
                <table:table-cell table:style-name="Tableau39.B3" office:value-type="string">
                  <text:list xml:id="list123953385487491" text:continue-list="list123954415260511" text:style-name="List_20_1">
                    <text:list-item text:start-value="1">
                      <text:p text:style-name="P35"/>
                    </text:list-item>
                  </text:list>
                </table:table-cell>
                <table:table-cell table:style-name="Tableau39.B3" office:value-type="string">
                  <text:list xml:id="list123952645468875" text:continue-list="list123953385487491" text:style-name="List_20_1">
                    <text:list-item text:start-value="1">
                      <text:p text:style-name="P36"/>
                    </text:list-item>
                  </text:list>
                </table:table-cell>
                <table:table-cell table:style-name="Tableau39.D3" office:value-type="string">
                  <text:p text:style-name="P26">Baignoire</text:p>
                </table:table-cell>
              </table:table-row>
              <table:table-row table:style-name="Tableau39.1">
                <table:table-cell table:style-name="Tableau39.A3" office:value-type="string">
                  <text:p text:style-name="P25">600 m<text:span text:style-name="T54">3</text:span></text:p>
                </table:table-cell>
                <table:table-cell table:style-name="Tableau39.B3" office:value-type="string">
                  <text:list xml:id="list123952551436390" text:continue-list="list123952645468875" text:style-name="List_20_1">
                    <text:list-item text:start-value="1">
                      <text:p text:style-name="P35"/>
                    </text:list-item>
                  </text:list>
                </table:table-cell>
                <table:table-cell table:style-name="Tableau39.B3" office:value-type="string">
                  <text:list xml:id="list123953195046296" text:continue-list="list123952551436390" text:style-name="List_20_1">
                    <text:list-item text:start-value="1">
                      <text:p text:style-name="P36"/>
                    </text:list-item>
                  </text:list>
                </table:table-cell>
                <table:table-cell table:style-name="Tableau39.D3" office:value-type="string">
                  <text:p text:style-name="P26">Mer Méditerranée </text:p>
                </table:table-cell>
              </table:table-row>
              <table:table-row table:style-name="Tableau39.1">
                <table:table-cell table:style-name="Tableau39.A3" office:value-type="string">
                  <text:p text:style-name="P25">3 700 000 km<text:span text:style-name="T54">3</text:span></text:p>
                </table:table-cell>
                <table:table-cell table:style-name="Tableau39.B3" office:value-type="string">
                  <text:list xml:id="list123953842922603" text:continue-list="list123953195046296" text:style-name="List_20_1">
                    <text:list-item text:start-value="1">
                      <text:p text:style-name="P35"/>
                    </text:list-item>
                  </text:list>
                </table:table-cell>
                <table:table-cell table:style-name="Tableau39.B3" office:value-type="string">
                  <text:list xml:id="list123953591038134" text:continue-list="list123953842922603" text:style-name="List_20_1">
                    <text:list-item text:start-value="1">
                      <text:p text:style-name="P36"/>
                    </text:list-item>
                  </text:list>
                </table:table-cell>
                <table:table-cell table:style-name="Tableau39.D3" office:value-type="string">
                  <text:p text:style-name="P26">Bille</text:p>
                </table:table-cell>
              </table:table-row>
              <table:table-row table:style-name="Tableau39.1">
                <table:table-cell table:style-name="Tableau39.A3" office:value-type="string">
                  <text:p text:style-name="P25">5 cm<text:span text:style-name="T54">3</text:span></text:p>
                </table:table-cell>
                <table:table-cell table:style-name="Tableau39.B3" office:value-type="string">
                  <text:list xml:id="list123953750970191" text:continue-list="list123953591038134" text:style-name="List_20_1">
                    <text:list-item text:start-value="1">
                      <text:p text:style-name="P35"/>
                    </text:list-item>
                  </text:list>
                </table:table-cell>
                <table:table-cell table:style-name="Tableau39.B3" office:value-type="string">
                  <text:list xml:id="list123952608677451" text:continue-list="list123953750970191" text:style-name="List_20_1">
                    <text:list-item text:start-value="1">
                      <text:p text:style-name="P36"/>
                    </text:list-item>
                  </text:list>
                </table:table-cell>
                <table:table-cell table:style-name="Tableau39.D3" office:value-type="string">
                  <text:p text:style-name="P26">Empire State Building<text:line-break/><text:span text:style-name="T63">(grand immeuble américain)</text:span></text:p>
                </table:table-cell>
              </table:table-row>
              <table:table-row table:style-name="Tableau39.1">
                <table:table-cell table:style-name="Tableau39.A3" office:value-type="string">
                  <text:p text:style-name="P25">200 L</text:p>
                </table:table-cell>
                <table:table-cell table:style-name="Tableau39.B3" office:value-type="string">
                  <text:list xml:id="list123952863508323" text:continue-list="list123952608677451" text:style-name="List_20_1">
                    <text:list-item text:start-value="1">
                      <text:p text:style-name="P35"/>
                    </text:list-item>
                  </text:list>
                </table:table-cell>
                <table:table-cell table:style-name="Tableau39.B3" office:value-type="string">
                  <text:list xml:id="list123954513861904" text:continue-list="list123952863508323" text:style-name="List_20_1">
                    <text:list-item text:start-value="1">
                      <text:p text:style-name="P36"/>
                    </text:list-item>
                  </text:list>
                </table:table-cell>
                <table:table-cell table:style-name="Tableau39.D3" office:value-type="string">
                  <text:p text:style-name="P26">Grain de riz</text:p>
                </table:table-cell>
              </table:table-row>
            </table:table>
            <text:list xml:id="list123953612113109" text:continue-list="list2410975668" text:style-name="_5f_Numérotation_20_des_20_exercices_20_livrets">
              <text:list-item>
                <text:h text:style-name="_5f_Titre_20_d_27_exercices_20_livret_20_sans_20_titre" text:outline-level="1">Une boîte a la forme d'un pavé droit de di­mensions 12 cm, 8 cm et 5 cm.</text:h>
                <text:list>
                  <text:list-item text:start-value="1">
                    <text:p text:style-name="P37">Calcule le nombre de cubes de côté 1 cm que l'on peut ranger dans cette boîte.</text:p>
                    <text:p text:style-name="P29"><text:span text:style-name="_5f_pointillés_20_gris"><text:span text:style-name="T43">…………………………………………………………………..</text:span></text:span></text:p>
                  </text:list-item>
                  <text:list-item>
                    <text:p text:style-name="P38">Détermine le nombre de cubes de côté 1 mm que l'on peut ranger dans cette boîte.</text:p>
                    <text:p text:style-name="P29"><text:span text:style-name="_5f_pointillés_20_gris"><text:span text:style-name="T43">…………………………………………………………………..</text:span></text:span></text:p>
                    <text:p text:style-name="P29"><text:span text:style-name="_5f_pointillés_20_gris"><text:span text:style-name="T43">…………………………………………………………………..</text:span></text:span></text:p>
                  </text:list-item>
                  <text:list-item>
                    <text:p text:style-name="P38">Exprime son volume en cm<text:span text:style-name="T54">3</text:span> puis en mm<text:span text:style-name="T54">3</text:span>.</text:p>
                    <text:p text:style-name="P40"><text:span text:style-name="T31">V</text:span><text:span text:style-name="T18"> </text:span><text:span text:style-name="T30">=</text:span><text:span text:style-name="T35"> </text:span><text:span text:style-name="T58">…......................</text:span> <text:span text:style-name="T16">cm</text:span><text:span text:style-name="T27">3</text:span><text:span text:style-name="T18"> </text:span><text:span text:style-name="T30">=</text:span><text:span text:style-name="T35"> </text:span><text:span text:style-name="T58">….....................</text:span> <text:span text:style-name="T16">mm</text:span><text:span text:style-name="T27">3</text:span></text:p>
                  </text:list-item>
                  <text:list-item>
                    <text:p text:style-name="P39">Déduis‑en le nombre de m<text:span text:style-name="T37">illimètres cubes contenus dans un centimètre cube.</text:span></text:p>
                    <text:p text:style-name="P29"><text:span text:style-name="_5f_pointillés_20_gris"><text:span text:style-name="T66">………………………………………………………………..</text:span></text:span></text:p>
                  </text:list-item>
                </text:list>
              </text:list-item>
              <text:list-item>
                <text:h text:style-name="_5f_Titre_20_d_27_exercices_20_livret_20_sans_20_titre" text:outline-level="1">Un aquarium d'une capacité de 20 L a pour longueur 40 cm et pour largeur 20 cm. <text:line-break/>Calcule sa hauteur en centimètres.</text:h>
                <text:list>
                  <text:list-header>
                    <text:p text:style-name="P30"><text:span text:style-name="_5f_pointillés_20_gris"><text:span text:style-name="T57">…………………………………………………………………..</text:span></text:span></text:p>
                    <text:p text:style-name="P30"><text:span text:style-name="_5f_pointillés_20_gris"><text:span text:style-name="T57">…………………………………………………………………..</text:span></text:span></text:p>
                  </text:list-header>
                </text:list>
              </text:list-item>
              <text:list-item>
                <text:h text:style-name="P49" text:outline-level="1">Un bac à fleurs est réalisé en bois à l'aide de planches de 12 mm d'épaisseur. La longueur du bac est de 110 cm, sa largeur de 65 cm et sa hau­teur de 45 cm (ces dimensions sont mesurées à l'extérieur). Combien de sacs de terre de 25 L faut‑il acheter pour remplir le bac ?</text:h>
                <text:list>
                  <text:list-header>
                    <text:p text:style-name="P30"><text:span text:style-name="_5f_pointillés_20_gris"><text:span text:style-name="T57">…………………………………………………………………..</text:span></text:span></text:p>
                    <text:p text:style-name="P32"><text:span text:style-name="_5f_pointillés_20_gris"><text:span text:style-name="T41">…………………………………………………………………..</text:span></text:span></text:p>
                  </text:list-header>
                </text:list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Bitstream Vera Sans7" svg:font-family="'Bitstream Vera Sans'" style:font-adornments="Norm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" svg:font-family="'Lucida Sans'" style:font-pitch="variable"/>
    <style:font-face style:name="OpenSymbol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2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11cm" draw:dots2="1" draw:dots2-length="0.011cm" draw:distance="0.011cm"/>
    <draw:stroke-dash draw:name="Dash_20_7404" draw:display-name="Dash 7404" draw:style="rect" draw:dots1="1" draw:dots1-length="0.011cm" draw:dots2="1" draw:dots2-length="0.011cm" draw:distance="0.011cm"/>
    <draw:stroke-dash draw:name="Dash_20_7405" draw:display-name="Dash 7405" draw:style="rect" draw:dots1="1" draw:dots1-length="0.011cm" draw:dots2="1" draw:dots2-length="0.011cm" draw:distance="0.011cm"/>
    <draw:stroke-dash draw:name="Dash_20_7406" draw:display-name="Dash 7406" draw:style="rect" draw:dots1="1" draw:dots1-length="0.011cm" draw:dots2="1" draw:dots2-length="0.011cm" draw:distance="0.011cm"/>
    <draw:stroke-dash draw:name="Dash_20_7407" draw:display-name="Dash 7407" draw:style="rect" draw:dots1="1" draw:dots1-length="0.011cm" draw:dots2="1" draw:dots2-length="0.011cm" draw:distance="0.011cm"/>
    <draw:stroke-dash draw:name="Dash_20_7408" draw:display-name="Dash 7408" draw:style="rect" draw:dots1="1" draw:dots1-length="0.011cm" draw:dots2="1" draw:dots2-length="0.011cm" draw:distance="0.011cm"/>
    <draw:stroke-dash draw:name="Dash_20_7409" draw:display-name="Dash 7409" draw:style="rect" draw:dots1="1" draw:dots1-length="0.011cm" draw:dots2="1" draw:dots2-length="0.011cm" draw:distance="0.011cm"/>
    <draw:stroke-dash draw:name="Dash_20_7410" draw:display-name="Dash 7410" draw:style="rect" draw:dots1="1" draw:dots1-length="0.011cm" draw:dots2="1" draw:dots2-length="0.011cm" draw:distance="0.011cm"/>
    <draw:stroke-dash draw:name="Dash_20_7411" draw:display-name="Dash 7411" draw:style="rect" draw:dots1="1" draw:dots1-length="0.011cm" draw:dots2="1" draw:dots2-length="0.011cm" draw:distance="0.011cm"/>
    <draw:stroke-dash draw:name="Dash_20_7412" draw:display-name="Dash 7412" draw:style="rect" draw:dots1="1" draw:dots1-length="0.011cm" draw:dots2="1" draw:dots2-length="0.011cm" draw:distance="0.011cm"/>
    <draw:stroke-dash draw:name="Dash_20_7413" draw:display-name="Dash 7413" draw:style="rect" draw:dots1="1" draw:dots1-length="0.011cm" draw:dots2="1" draw:dots2-length="0.011cm" draw:distance="0.011cm"/>
    <draw:stroke-dash draw:name="Dash_20_7414" draw:display-name="Dash 7414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_5f_consignes_20_exercices_20_livret" style:display-name="_consignes exercices livret" style:family="paragraph" style:parent-style-name="_5f_Titre_20_d_27_exercices_20_livret">
      <style:text-properties fo:font-style="normal"/>
    </style:style>
    <style:style style:name="_5f_Contenu_5f_tableau_5f_cahier" style:display-name="_Contenu_tableau_cahier" style:family="paragraph" style:master-page-name="">
      <loext:graphic-properties draw:fill="none" draw:fill-color="#99ccff"/>
      <style:paragraph-properties fo:margin-top="0cm" fo:margin-bottom="0cm" style:contextual-spacing="false" style:page-number="auto" fo:background-color="transparent"/>
      <style:text-properties style:font-name="Bitstream Vera Sans7" fo:font-family="'Bitstream Vera Sans'" style:font-style-name="Normal" style:font-family-generic="swiss" fo:font-size="10pt" fo:font-style="normal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="Century Gothic" fo:font-family="'Century Gothic'" style:font-family-generic="swiss" style:font-pitch="variable" fo:font-size="12pt" style:font-size-asian="12pt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ListLabel_20_20" style:display-name="ListLabel 20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8" style:font-family-complex="'Bitstream Vera Sans'" style:font-family-generic-complex="system" style:font-pitch-complex="variable"/>
    </style:style>
    <style:style style:name="_5f_Numéros_20_second_20_d_27_approfondir" style:display-name="_Numéros second d'approfondir" style:family="text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211dd7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start" style:justify-single-word="false"/>
      <style:text-properties officeooo:paragraph-rsid="0211dd7e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2" fo:font-size="16pt" fo:font-style="normal" fo:text-shadow="none" fo:font-weight="bold" officeooo:rsid="026abc34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26e68fd" fo:background-color="transparent" loext:char-shading-value="0"/>
    </style:style>
    <style:style style:name="MT9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0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MT11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4" style:family="text">
      <style:text-properties fo:font-variant="small-caps" officeooo:rsid="0099066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 officeooo:rsid="00b5d2d1"/>
    </style:style>
    <style:style style:name="MT17" style:family="text">
      <style:text-properties fo:font-variant="small-caps" officeooo:rsid="00b6801f"/>
    </style:style>
    <style:style style:name="MT18" style:family="text">
      <style:text-properties officeooo:rsid="002925a2"/>
    </style:style>
    <style:style style:name="MT1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onversions d’unités : </text:span><text:span text:style-name="MT4">Volumes</text:span></text:p>
      </style:header>
      <style:footer>
        <text:p text:style-name="MP5"><draw:frame draw:style-name="Mfr1" draw:name="Frame1" text:anchor-type="paragraph" svg:y="-0.06cm" draw:z-index="13"><draw:text-box fo:min-height="0.499cm" fo:min-width="3cm"><draw:frame draw:style-name="Mfr2" draw:name="Frame2" text:anchor-type="frame" svg:x="0.45cm" svg:y="0.079cm" svg:width="0.817cm" draw:z-index="14"><draw:text-box fo:min-height="0.355cm"><text:p text:style-name="MP6"><text:page-number text:select-page="current">4</text:page-number></text:p></draw:text-box></draw:frame><text:p text:style-name="MP7"><text:span text:style-name="MT5">Conversions d’unités : </text:span><text:span text:style-name="MT6">Aires</text:span></text:p></draw:text-box></draw:frame><draw:g text:anchor-type="paragraph" draw:z-index="12" draw:name="Shape4_1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text:page-number text:select-page="current">5</text:page-number></text:p></draw:text-box></draw:frame><text:p text:style-name="MP9"><text:span text:style-name="MT7">Conversions d’unités : </text:span><text:span text:style-name="MT8">volumes</text:span></text:p></draw:text-box></draw:frame><draw:g text:anchor-type="paragraph" draw:z-index="15" draw:name="Shape4_6" draw:style-name="Mgr1"><draw:path draw:style-name="Mgr2" draw:text-style-name="MP8" svg:width="0.855cm" svg:height="1.172cm" svg:x="-0.303cm" svg:y="-0.196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3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9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4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9"/></text:span></text:p>
      </style:header-left>
      <style:footer>
        <text:p text:style-name="MP15"><text:span text:style-name="MT10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2410975668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1">Conversions d’unités : </text:span><text:span text:style-name="MT4">Volumes</text:span></text:p>
      </style:header>
      <style:footer>
        <text:p text:style-name="MP1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"><text:span text:style-name="MT5">Conversions d’unités : </text:span><text:span text:style-name="MT8">volumes</text:span></text:p></draw:text-box></draw:frame><draw:g text:anchor-type="paragraph" draw:z-index="16" draw:name="Shape4_3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0" draw:name="Shape4_0" draw:style-name="Mgr1"><draw:path draw:style-name="Mgr6" draw:text-style-name="MP2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"><text:span text:style-name="MT12">Calculer</text:span><text:span text:style-name="MT13"> : </text:span><text:span text:style-name="MT12">additionner et soustraire</text:span></text:p></draw:text-box></draw:frame><draw:g text:anchor-type="paragraph" draw:z-index="1" draw:name="Shape4_4" draw:style-name="Mgr1"><draw:path draw:style-name="Mgr2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1"><text:span text:style-name="MT14">Géométrie plane</text:span><text:span text:style-name="MT15"> : </text:span><text:span text:style-name="MT16">Parallèles, perpendiculaires,<text:line-break/> </text:span><text:span text:style-name="MT17">distances</text:span></text:p>
      </style:header>
      <style:footer>
        <text:p text:style-name="MP1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2" draw:name="Shape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8">espace</text:span> • <text:span text:style-name="MT19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7T12:39:52.169428059</dc:date>
    <meta:editing-duration>P3DT4H58M44S</meta:editing-duration>
    <meta:editing-cycles>508</meta:editing-cycles>
    <meta:generator>LibreOffice/7.0.0.3$Linux_X86_64 LibreOffice_project/8061b3e9204bef6b321a21033174034a5e2ea88e</meta:generator>
    <meta:document-statistic meta:table-count="3" meta:image-count="0" meta:object-count="0" meta:page-count="1" meta:paragraph-count="102" meta:word-count="536" meta:character-count="3197" meta:non-whitespace-character-count="2707"/>
  </office:meta>
</office:document-meta>
</file>